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26880000102FDD316620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69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32pt" fo:text-shadow="none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color="#ffffff" fo:font-family="Share-Regular" style:font-pitch="variable"/>
    </style:style>
    <style:style style:name="T1" style:family="text">
      <style:text-properties fo:color="#ffffff" style:text-outline="false" style:text-line-through-style="none" fo:font-family="Share-Bold" style:font-pitch="variable" fo:font-size="72pt" fo:font-style="normal" fo:text-shadow="none" style:text-underline-style="none" fo:font-weight="normal" style:letter-kerning="true" style:font-family-asian="Share-Bold" style:font-pitch-asian="variable" style:font-size-asian="72pt" style:font-style-asian="normal" style:font-weight-asian="normal" style:font-family-complex="Share-Bold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Share-Bold" style:font-pitch="variable" fo:font-size="44pt" fo:language="fr" fo:country="FR" fo:font-style="normal" fo:text-shadow="none" style:text-underline-style="none" fo:font-weight="normal" style:letter-kerning="true" style:font-family-asian="Share-Bold" style:font-pitch-asian="variable" style:font-size-asian="44pt" style:font-style-asian="normal" style:font-weight-asian="normal" style:font-family-complex="Share-Bold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Share-Bold" style:font-pitch="variable" fo:font-size="44pt" fo:font-style="normal" fo:text-shadow="none" style:text-underline-style="none" fo:font-weight="normal" style:letter-kerning="true" style:font-family-asian="Share-Bold" style:font-pitch-asian="variable" style:font-size-asian="44pt" style:font-style-asian="normal" style:font-weight-asian="normal" style:font-family-complex="Share-Bold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Share-Bold" style:font-pitch="variable" fo:font-size="44pt" fo:language="en" fo:country="US" fo:font-style="normal" fo:text-shadow="none" style:text-underline-style="none" fo:font-weight="normal" style:letter-kerning="true" style:font-family-asian="Share-Bold" style:font-pitch-asian="variable" style:font-size-asian="44pt" style:font-style-asian="normal" style:font-weight-asian="normal" style:font-family-complex="Share-Bold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Share-Regular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1cm" svg:y="1.633cm" presentation:class="subtitle" presentation:user-transformed="true">
          <draw:text-box>
            <text:p text:style-name="P1"><text:span text:style-name="T1">TYPO3 </text:span></text:p>
            <text:p text:style-name="P1"><text:span text:style-name="T2">as</text:span><text:span text:style-name="T3"> </text:span></text:p>
            <text:p text:style-name="P1"><text:span text:style-name="T4">Things</text:span><text:span text:style-name="T3"> </text:span><text:span text:style-name="T4">Management</text:span><text:span text:style-name="T3"> System (TMS)</text:span></text:p>
            <text:p text:style-name="P1"><text:span text:style-name="T3"/></text:p>
            <text:p text:style-name="P1"><text:span text:style-name="T3">by Fedir B. RYKHTIK</text:span></text:p>
          </draw:text-box>
        </draw:frame>
        <draw:frame draw:style-name="gr1" draw:text-style-name="P2" draw:layer="layout" svg:width="8.762cm" svg:height="10.4cm" svg:x="19.249cm" svg:y="11.2cm">
          <draw:image xlink:href="Pictures/20000001000026880000102FDD316620.svg" xlink:type="simple" xlink:show="embed" xlink:actuate="onLoad">
            <text:p/>
          </draw:image>
        </draw:frame>
        <draw:frame draw:style-name="gr2" draw:text-style-name="P4" draw:layer="layout" svg:width="8.931cm" svg:height="0.966cm" svg:x="4cm" svg:y="18.2cm">
          <draw:text-box>
            <text:p text:style-name="P3"><text:span text:style-name="T5">T3CON13DE, Stuttgart, 29/10/20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87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ffffff" style:text-outline="false" style:text-line-through-style="none" fo:font-family="Share-Regular" style:font-style-name="Regular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Share-Regular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family="Share-Regula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family="Share-Regula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family="Share-Regula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family="Share-Regula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Share-Regular" style:font-style-name="Regular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hare-Regular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87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4.63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6T18:55:42</meta:creation-date>
    <dc:date>2013-10-26T19:27:37</dc:date>
    <meta:editing-duration>PT20M17S</meta:editing-duration>
    <meta:editing-cycles>4</meta:editing-cycles>
    <meta:generator>LibreOffice/3.6$MacOSX_x86 LibreOffice_project/e29a214-2bbed72-0621de6-a97528c-8f066d</meta:generator>
    <meta:document-statistic meta:object-count="29"/>
  </office:meta>
</office:document-meta>
</file>